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511cm"/>
    </style:style>
    <style:style style:name="Tabel4.C" style:family="table-column">
      <style:table-column-properties style:column-width="12.19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d082f2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9a865b"/>
    </style:style>
    <style:style style:name="P31" style:family="paragraph" style:parent-style-name="Table_20_Contents">
      <style:text-properties officeooo:rsid="025cf310" officeooo:paragraph-rsid="027a6068"/>
    </style:style>
    <style:style style:name="P32" style:family="paragraph" style:parent-style-name="Table_20_Contents">
      <style:text-properties officeooo:rsid="025cf310" officeooo:paragraph-rsid="026ef228"/>
    </style:style>
    <style:style style:name="P33" style:family="paragraph" style:parent-style-name="Standard" style:list-style-name="L1">
      <style:text-properties officeooo:paragraph-rsid="01fe3c46"/>
    </style:style>
    <style:style style:name="P34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Footnote">
      <style:text-properties officeooo:paragraph-rsid="0206047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officeooo:rsid="0286637d"/>
    </style:style>
    <style:style style:name="T51" style:family="text">
      <style:text-properties officeooo:rsid="02747497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officeooo:rsid="0277d415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72d0c0"/>
    </style:style>
    <style:style style:name="T58" style:family="text">
      <style:text-properties officeooo:rsid="025e46cc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2ba5ce0" style:font-size-asian="10pt" style:font-size-complex="10pt"/>
    </style:style>
    <style:style style:name="T61" style:family="text">
      <style:text-properties fo:font-size="10pt" officeooo:rsid="025e46cc" style:font-size-asian="10pt" style:font-size-complex="10pt"/>
    </style:style>
    <style:style style:name="T62" style:family="text">
      <style:text-properties fo:font-size="12pt" officeooo:rsid="025e46cc" style:font-size-asian="12pt" style:font-size-complex="12pt"/>
    </style:style>
    <style:style style:name="T63" style:family="text">
      <style:text-properties fo:font-size="12pt" officeooo:rsid="025d598d" style:font-size-asian="12pt" style:font-size-complex="12pt"/>
    </style:style>
    <style:style style:name="T64" style:family="text">
      <style:text-properties fo:font-size="10pt" officeooo:rsid="02d082f2" style:font-size-asian="10pt" style:font-size-complex="10pt"/>
    </style:style>
    <style:style style:name="T65" style:family="text">
      <style:text-properties fo:font-size="10pt" officeooo:rsid="02bb40f4" style:font-size-asian="10pt" style:font-size-complex="10pt"/>
    </style:style>
    <style:style style:name="T66" style:family="text">
      <style:text-properties fo:font-size="10pt" officeooo:rsid="02ceaf33" style:font-size-asian="10pt" style:font-size-complex="10pt"/>
    </style:style>
    <style:style style:name="T67" style:family="text">
      <style:text-properties fo:font-size="10pt" officeooo:rsid="02a5ee23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style:font-size-complex="10pt"/>
    </style:style>
    <style:style style:name="T10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officeooo:rsid="01e96954"/>
    </style:style>
    <style:style style:name="T118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, 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, 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PST-<text:span text:style-name="T57">bestand</text:span><text:span text:style-name="T46"> + </text:span><text:span text:style-name="T58">adresboek</text:span>)<text:line-break/><text:span text:style-name="T59">C:\Gebruikers\&lt;Gebr.naam&gt;\AppData</text:span><text:span text:style-name="T60">\</text:span><text:span text:style-name="T59">Local</text:span><text:span text:style-name="T60">\</text:span><text:span text:style-name="T59">Microsoft</text:span><text:span text:style-name="T60">\</text:span><text:span text:style-name="T59">Outlook</text:span><text:span text:style-name="T60">\</text:span><text:span text:style-name="T59">Outlook.pst</text:span></text:p>
          </table:table-cell>
          <table:table-cell table:style-name="Tabel4.C2" table:number-rows-spanned="3" office:value-type="string">
            <text:p text:style-name="P29"><text:span text:style-name="T61"><text:line-break/></text:span><text:span text:style-name="T62"><text:line-break/>Thunderbird (importeer </text:span><text:span text:style-name="T63">e-mails + </text:span><text:span text:style-name="T62">adresboek)</text:span><text:span text:style-name="T61"><text:line-break/>~/.thunderbird/<text:line-break/></text:span><text:span text:style-name="T64">Voor Microsoft Outlook</text:span><text:span text:style-name="T65"> installeer pst-utils en </text:span><text:span text:style-name="T66">add-on </text:span><text:span text:style-name="T65">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46">e-mails + </text:span><text:span text:style-name="T58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Local\Comms\Unistore\data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1">Thunderbird (exporteer <text:span text:style-name="T46">e-mails + </text:span><text:span text:style-name="T58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Roaming\Thunderbird\Profiles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Webmail</text:p>
          </table:table-cell>
          <table:table-cell table:style-name="Tabel4.C2" office:value-type="string">
            <text:p text:style-name="P32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3"><text:span text:style-name="Strong_20_Emphasis"><text:span text:style-name="T68">Linux </text:span></text:span><text:span text:style-name="Strong_20_Emphasis"><text:span text:style-name="T69">installeren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5"><text:span text:style-name="T70">Installeer </text:span><text:span text:style-name="T71">Linux </text:span><text:span text:style-name="T70">volgens de </text:span><text:span text:style-name="Strong_20_Emphasis"><text:span text:style-name="T72">Checklist</text:span></text:span><text:span text:style-name="Strong_20_Emphasis"><text:span text:style-name="T73"> i</text:span></text:span><text:span text:style-name="Strong_20_Emphasis"><text:span text:style-name="T74">nstallatie</text:span></text:span><text:span text:style-name="T75"><text:note text:id="ftn3" text:note-class="footnote"><text:note-citation>1</text:note-citation><text:note-body><text:p text:style-name="P36">Checklist installatie is te vinden op <text:a xlink:type="simple" xlink:href="https://karelzimmer.nl/" text:style-name="Internet_20_link" text:visited-style-name="Visited_20_Internet_20_Link"><text:span text:style-name="T76">karelzimmer.nl</text:span></text:a><text:span text:style-name="T77">, onder </text:span><text:span text:style-name="Sterk_20_accent_20_voetnoot"><text:span text:style-name="T78">Linux</text:span></text:span><text:span text:style-name="T77">.</text:span></text:p></text:note-body></text:note></text:span><text:span text:style-name="T75">.</text:span></text:p>
          </table:table-cell>
        </table:table-row>
      </table:table>
      <text:p text:style-name="P37"><text:span text:style-name="Strong_20_Emphasis"><text:span text:style-name="T79"><text:tab/></text:span></text:span></text:p>
      <text:list text:continue-numbering="true" text:style-name="L1">
        <text:list-item>
          <text:p text:style-name="P38"><text:soft-page-break/><text:span text:style-name="Strong_20_Emphasis"><text:span text:style-name="T80">Back-up </text:span></text:span><text:span text:style-name="Strong_20_Emphasis"><text:span text:style-name="T81">t</text:span></text:span><text:span text:style-name="Strong_20_Emphasis"><text:span text:style-name="T80">erugzetten</text:span></text:span><text:span text:style-name="Emphasis"><text:span text:style-name="T82"> (</text:span></text:span><text:span text:style-name="Emphasis"><text:span text:style-name="T83">op</text:span></text:span><text:span text:style-name="Emphasis"><text:span text:style-name="T82"> </text:span></text:span><text:span text:style-name="Emphasis"><text:span text:style-name="T84">Linux</text:span></text:span><text:span text:style-name="Emphasis"><text:span text:style-name="T82">)</text:span></text:span><text:span text:style-name="Strong_20_Emphasis"><text:span text:style-name="T27"><text:line-break/></text:span></text:span></text:p>
          <text:p text:style-name="P39"><text:span text:style-name="Emphasis"><text:span text:style-name="T85">De handelingen in dit hoofdstuk dienen </text:span></text:span><text:span text:style-name="Emphasis">per gebruiker</text:span><text:span text:style-name="Emphasis"><text:span text:style-name="T85"> </text:span></text:span><text:span text:style-name="Emphasis"><text:span text:style-name="T86">te worden uitgevoerd.</text:span></text:span></text:p>
          <text:p text:style-name="P40"><text:span text:style-name="Emphasis"/></text:p>
          <text:p text:style-name="P41">Gebr. 1-4</text:p>
        </text:list-item>
      </text:list>
      <text:p text:style-name="P42"><text:span text:style-name="T87"><text:tab/></text:span><text:span text:style-name="Strong_20_Emphasis"><text:span text:style-name="T34">☐ ☐ ☐ ☐</text:span></text:span><text:span text:style-name="T88"><text:tab/></text:span><text:span text:style-name="T27">Koppel de externe harddisk aan.</text:span></text:p>
      <text:p text:style-name="P42"><text:span text:style-name="T87"><text:tab/></text:span><text:span text:style-name="Strong_20_Emphasis"><text:span text:style-name="T34">☐ ☐ ☐ ☐</text:span></text:span><text:span text:style-name="T89"><text:tab/></text:span><text:span text:style-name="T27">Kopieer </text:span><text:span text:style-name="T90">D</text:span><text:span text:style-name="T91">ocumenten, </text:span><text:span text:style-name="T92">etc</text:span><text:span text:style-name="T27">.</text:span></text:p>
      <text:p text:style-name="P43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5">.</text:span></text:p>
      <text:p text:style-name="P43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5">.</text:span></text:p>
      <text:p text:style-name="P44"><text:span text:style-name="Strong_20_Emphasis"><text:span text:style-name="T96"><text:tab/></text:span></text:span><text:span text:style-name="Strong_20_Emphasis"><text:span text:style-name="T34">☐ ☐ ☐ ☐</text:span></text:span><text:span text:style-name="Strong_20_Emphasis"><text:span text:style-name="T89"><text:tab/></text:span></text:span><text:span text:style-name="T97">Start de browser-app en c</text:span><text:span text:style-name="T98">ontroleer de werking</text:span><text:span text:style-name="T28">.</text:span></text:p>
      <text:list text:style-name="L2">
        <text:list-header>
          <text:p text:style-name="P45"><text:span text:style-name="T87"><text:tab/></text:span><text:span text:style-name="Strong_20_Emphasis"><text:span text:style-name="T34">☐ ☐ ☐ ☐</text:span></text:span><text:span text:style-name="T87"><text:tab/></text:span><text:span text:style-name="T97">Start de mail-app en c</text:span><text:span text:style-name="T98">ontroleer de werking</text:span><text:span text:style-name="T28">.</text:span></text:p>
        </text:list-header>
      </text:list>
      <text:p text:style-name="P44"><text:span text:style-name="T87"><text:tab/></text:span><text:span text:style-name="Strong_20_Emphasis"><text:span text:style-name="T34">☐ ☐ ☐ ☐</text:span></text:span><text:span text:style-name="T87"><text:tab/></text:span><text:span text:style-name="T99">Verwijder overbodige Windows-bestanden via </text:span><text:span text:style-name="Strong_20_Emphasis"><text:span text:style-name="T100">Terminalvenster</text:span></text:span><text:span text:style-name="T101"> </text:span><text:span text:style-name="T102">en de volgende opdrachtregel:</text:span></text:p>
      <text:p text:style-name="P46"><text:tab/><text:tab/><text:tab/><text:tab/><text:tab/><text:span text:style-name="User_20_Entry"><text:span text:style-name="T103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104"><text:line-break/><text:tab/></text:span><text:span text:style-name="T105">E</text:span><text:span text:style-name="T106">inde c</text:span><text:span text:style-name="T107">hecklist, </text:span><text:span text:style-name="T108">het overzetten</text:span><text:span text:style-name="T109"> </text:span><text:span text:style-name="T110">is </text:span><text:span text:style-name="T109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11">Geschreven door </text:span><text:a xlink:type="simple" xlink:href="mailto:info@karelzimmer.nl?subject=Checklist%20installatie%20Linux" text:style-name="Internet_20_link" text:visited-style-name="Visited_20_Internet_20_Link"><text:span text:style-name="T112">Karel Zimmer</text:span></text:a><text:span text:style-name="T113">.</text:span></text:p>
              <text:p text:style-name="P51"><text:span text:style-name="T114">Licentie </text:span><text:span text:style-name="T113">C</text:span><text:span text:style-name="T115">C0</text:span><text:span text:style-name="T113"> 1.0 </text:span><text:span text:style-name="T11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6"><text:s/></text:span><text:span text:style-name="T11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7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Gebr.<text:span text:style-name="T118">#</text:span></text:p>
          </table:table-cell>
          <table:table-cell table:style-name="Tabel2.A1" office:value-type="string">
            <text:p text:style-name="P68">Volg#</text:p>
          </table:table-cell>
          <table:table-cell table:style-name="Tabel2.A1" office:value-type="string">
            <text:p text:style-name="P69">E-mailnaam</text:p>
          </table:table-cell>
          <table:table-cell table:style-name="Tabel2.A1" office:value-type="string">
            <text:p text:style-name="P69">E-m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F1" office:value-type="string">
            <text:p text:style-name="P71">Wachtwo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F2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5T07:57:01.479059569">2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5T07:57:01.480565797">2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07:57:01.387231699</dc:date>
    <meta:print-date>2014-01-05T10:21:33.960023988</meta:print-date>
    <meta:keyword>Installatie</meta:keyword>
    <meta:keyword>Checklist</meta:keyword>
    <meta:keyword>Linux</meta:keyword>
    <meta:editing-cycles>2602</meta:editing-cycles>
    <meta:editing-duration>P5DT12H46M10S</meta:editing-duration>
    <meta:printed-by>Karel Zimmer</meta:printed-by>
    <dc:creator>Karel Zimmer</dc:creator>
    <meta:document-statistic meta:table-count="8" meta:image-count="2" meta:object-count="0" meta:page-count="4" meta:paragraph-count="91" meta:word-count="454" meta:character-count="3560" meta:non-whitespace-character-count="3104"/>
    <meta:user-defined meta:name="Info 1"/>
    <meta:user-defined meta:name="Info 2"/>
    <meta:user-defined meta:name="Info 3"/>
    <meta:user-defined meta:name="Info 4"/>
  </office:meta>
</office:document-meta>
</file>